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FREE</text:p>
          </table:table-cell>
          <table:table-cell table:style-name="ce1" office:value-type="string" calcext:value-type="string">
            <text:p>OCCUPIED</text:p>
          </table:table-cell>
          <table:table-cell table:style-name="ce1" office:value-type="string" calcext:value-type="string">
            <text:p>UNKNOWN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A2:.C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A3:.C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MAX([.A4:.C4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MAX([.A5:.C5])" office:value-type="float" office:value="0.6" calcext:value-type="float">
            <text:p>0.6</text:p>
          </table:table-cell>
        </table:table-row>
        <table:table-row table:style-name="ro1">
          <table:table-cell table:style-name="ce1" table:formula="of:=SUM([.A2:.A5])/[.D6]" office:value-type="float" office:value="0.645161290322581" calcext:value-type="float">
            <text:p>0.645161290322581</text:p>
          </table:table-cell>
          <table:table-cell table:style-name="ce1" table:formula="of:=SUM([.B2:.B5])/[.D6]" office:value-type="float" office:value="0.193548387096774" calcext:value-type="float">
            <text:p>0.193548387096774</text:p>
          </table:table-cell>
          <table:table-cell table:style-name="ce1" table:formula="of:=SUM([.C2:.C5])/[.D6]" office:value-type="float" office:value="0.161290322580645" calcext:value-type="float">
            <text:p>0.161290322580645</text:p>
          </table:table-cell>
          <table:table-cell table:style-name="ce3" table:formula="of:=SUM([.D2:.D5])" office:value-type="float" office:value="3.1" calcext:value-type="float">
            <text:p>3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3:45:00.193073983</meta:creation-date>
    <dc:date>2019-08-07T14:01:51.495805595</dc:date>
    <meta:editing-duration>PT6M41S</meta:editing-duration>
    <meta:editing-cycles>1</meta:editing-cycles>
    <meta:document-statistic meta:table-count="1" meta:cell-count="23" meta:object-count="0"/>
    <meta:generator>LibreOffice/6.0.7.3$Linux_X86_64 LibreOffice_project/00m0$Build-3</meta:generator>
  </office:meta>
</office:document-meta>
</file>